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Scorer.QueryScorer( Query query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Scorer.getFragmen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Scorer.QueryScorer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Scorer.allFragmentsPro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eryScorer.QueryScorer( WeightedTerm [ ] weightedTer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Scorer.QueryScorer( Query query , IndexReader reader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Scorer.getMaxTerm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Scorer.startFragment( TextFragment new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Scorer.getTokenScore( Token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